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F000000508A7789D7E66DABA3.png" manifest:media-type="image/png"/>
  <manifest:file-entry manifest:full-path="Pictures/100000010000037F0000005065743AB7439646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4f5b6" officeooo:paragraph-rsid="0004f5b6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Liberation Sans" fo:font-size="18pt" fo:font-weight="normal" officeooo:rsid="0004f5b6" officeooo:paragraph-rsid="0004f5b6" style:font-size-asian="18pt" style:font-weight-asian="normal" style:font-size-complex="18pt" style:font-weight-complex="normal"/>
    </style:style>
    <style:style style:name="P3" style:family="paragraph" style:parent-style-name="Standard">
      <style:text-properties style:font-name="Liberation Sans" fo:font-size="18pt" fo:font-style="normal" fo:font-weight="normal" officeooo:rsid="0004f5b6" officeooo:paragraph-rsid="0004f5b6" style:font-size-asian="18pt" style:font-style-asian="normal" style:font-weight-asian="normal" style:font-size-complex="18pt" style:font-style-complex="normal" style:font-weight-complex="normal"/>
    </style:style>
    <style:style style:name="P4" style:family="paragraph" style:parent-style-name="Standard">
      <style:text-properties fo:font-size="15pt" fo:font-weight="bold" officeooo:rsid="0004f5b6" officeooo:paragraph-rsid="000703b3" style:font-size-asian="15pt" style:font-weight-asian="bold" style:font-size-complex="15pt" style:font-weight-complex="bold"/>
    </style:style>
    <style:style style:name="T1" style:family="text">
      <style:text-properties style:font-name="Liberation Sans" fo:font-weight="normal" style:font-weight-asian="normal" style:font-weight-complex="normal"/>
    </style:style>
    <style:style style:name="T2" style:family="text"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Liberation Sans" fo:font-size="18pt" style:font-size-asian="18pt" style:font-size-complex="18pt"/>
    </style:style>
    <style:style style:name="T5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font-name="Liberation Sans" fo:font-size="18pt" fo:font-weight="normal" officeooo:rsid="000703b3" style:font-size-asian="18pt" style:font-weight-asian="normal" style:font-size-complex="18pt" style:font-weight-complex="normal"/>
    </style:style>
    <style:style style:name="T7" style:family="text">
      <style:text-properties style:font-name="Liberation Sans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8" style:family="text"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T9" style:family="text">
      <style:text-properties style:font-name="Liberation Sans" fo:font-size="18pt" style:text-underline-style="solid" style:text-underline-width="auto" style:text-underline-color="font-color" officeooo:rsid="00063000" style:font-size-asian="18pt" style:font-size-complex="18pt"/>
    </style:style>
    <style:style style:name="T10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Liberation Sans" fo:font-size="12pt" fo:font-weight="normal" officeooo:rsid="000703b3" style:font-size-asian="12pt" style:font-weight-asian="normal" style:font-size-complex="12pt" style:font-weight-complex="normal"/>
    </style:style>
    <style:style style:name="T12" style:family="tex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T13" style:family="text">
      <style:text-properties style:font-name="Liberation Sans" fo:font-size="10pt" fo:font-weight="normal" officeooo:rsid="000703b3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JANUS HIGH-FREQUENCY SAMPLING PATCHING GUIDE<text:line-break/></text:span><text:span text:style-name="T5">2025-07-08 – </text:span><text:span text:style-name="T6">SubSeaPulse S.R.L.</text:span></text:p>
      <text:p text:style-name="P4"><text:span text:style-name="T5"><text:line-break/><text:line-break/></text:span><text:span text:style-name="T7">This is needed </text:span><text:span text:style-name="T8">only </text:span><text:span text:style-name="T7">by users planning to use sampling frequencies higher than 96 kHz. </text:span><text:span text:style-name="T8">The patch </text:span><text:span text:style-name="T9">was specifically </text:span><text:span text:style-name="T8">intended </text:span><text:span text:style-name="T9">to allow</text:span><text:span text:style-name="T8"> use </text:span><text:span text:style-name="T9">up to</text:span><text:span text:style-name="T8"> 192 kHz</text:span><text:span text:style-name="T7">.</text:span><text:span text:style-name="T5"><text:line-break/>Original code was tested and working ok </text:span><text:span text:style-name="T4">without patch</text:span><text:span text:style-name="T5"> using sampling frequencies up to and including 96 kHz.</text:span></text:p>
      <text:p text:style-name="P2"/>
      <text:p text:style-name="P1"><text:span text:style-name="T1">Start by opening the </text:span><text:span text:style-name="T2">go_cfar.c </text:span><text:span text:style-name="T3">source file located in<text:line-break/><text:tab/></text:span><text:span text:style-name="T2">[janus]/src/c/janus/utils/go_cfar.c<text:line-break/><text:line-break/></text:span><text:span text:style-name="T3">Locate line 111, as in the image below:</text:span></text:p>
      <text:p text:style-name="P3"/>
      <text:p text:style-name="P3"><draw:frame draw:style-name="fr2" draw:name="Immagine1" text:anchor-type="char" svg:x="-0.93cm" svg:y="0.376cm" svg:width="18.978cm" svg:height="1.695cm" draw:z-index="0"><draw:image xlink:href="Pictures/100000010000037F0000005065743AB743964607.png" xlink:type="simple" xlink:show="embed" xlink:actuate="onLoad" draw:mime-type="image/png"/></draw:frame></text:p>
      <text:p text:style-name="P3"/>
      <text:p text:style-name="P3">Change the number ‘1’ to ‘5’. The resulting line should then be:</text:p>
      <text:p text:style-name="P3"/>
      <text:p text:style-name="P3"/>
      <text:p text:style-name="P3"><draw:frame draw:style-name="fr1" draw:name="Immagine2" text:anchor-type="char" svg:width="18.699cm" svg:height="1.67cm" draw:z-index="1"><draw:image xlink:href="Pictures/100000010000037F000000508A7789D7E66DABA3.png" xlink:type="simple" xlink:show="embed" xlink:actuate="onLoad" draw:mime-type="image/png"/></draw:frame></text:p>
      <text:p text:style-name="P3"/>
      <text:p text:style-name="P3">Save the file and build/install JANUS as usual.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8T12:59:37.812593332</meta:creation-date>
    <dc:date>2025-07-08T15:02:46.847332503</dc:date>
    <meta:editing-duration>PT4M20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5" meta:word-count="91" meta:character-count="578" meta:non-whitespace-character-count="487"/>
  </office:meta>
</office:document-meta>
</file>